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C0000044AB14DF839.png" manifest:media-type="image/png"/>
  <manifest:file-entry manifest:full-path="Pictures/10000000000004B0000002744A0F785C.png" manifest:media-type="image/png"/>
  <manifest:file-entry manifest:full-path="Pictures/10000000000004B0000004F100A13ACE.png" manifest:media-type="image/png"/>
  <manifest:file-entry manifest:full-path="Pictures/1000000000000640000006EC0349DD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4.22cm" svg:height="15.749cm" svg:x="6.892cm" svg:y="-0.007cm">
          <draw:image xlink:href="Pictures/1000000000000640000006EC0349DD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14.939cm" svg:height="15.749cm" svg:x="6.532cm" svg:y="0.016cm">
          <draw:image xlink:href="Pictures/10000000000004B0000004F100A13ACE.png" xlink:type="simple" xlink:show="embed" xlink:actuate="onLoad" draw:mime-type="image/png">
            <text:p/>
          </draw:image>
        </draw:frame>
        <draw:frame draw:style-name="gr3" draw:text-style-name="P3" draw:layer="layout" svg:width="24.655cm" svg:height="0.963cm" svg:x="1cm" svg:y="3.537cm">
          <draw:text-box>
            <text:p>https://www.visualcapitalist.com/charted-global-government-debt-hits-111-trillion-2025/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1" draw:layer="layout" svg:width="27.999cm" svg:height="14.652cm" svg:x="0.002cm" svg:y="0.565cm">
          <draw:image xlink:href="Pictures/10000000000004B0000002744A0F785C.png" xlink:type="simple" xlink:show="embed" xlink:actuate="onLoad" draw:mime-type="image/png">
            <text:p/>
          </draw:image>
        </draw:frame>
        <draw:frame draw:style-name="gr3" draw:text-style-name="P3" draw:layer="layout" svg:width="28.009cm" svg:height="0.963cm" svg:x="-0.002cm" svg:y="7.41cm">
          <draw:text-box>
            <text:p>https://www.visualcapitalist.com/wp-content/uploads/2026/04/39Trillion_US_Debt_SHARE-1.webp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4" draw:text-style-name="P4" draw:layer="layout" svg:width="24.728cm" svg:height="15.749cm" svg:x="1.662cm" svg:y="-0.008cm">
          <draw:image xlink:href="Pictures/10000000000006BC0000044AB14DF839.png" xlink:type="simple" xlink:show="embed" xlink:actuate="onLoad" draw:mime-type="image/png">
            <text:p/>
          </draw:image>
        </draw:frame>
        <draw:frame draw:style-name="gr3" draw:text-style-name="P3" draw:layer="layout" svg:width="18.412cm" svg:height="0.963cm" svg:x="0.088cm" svg:y="6.5cm">
          <draw:text-box>
            <text:p>https://x.com/VWAPmag/status/2044177334396166198/photo/1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7:05:49.129860978</meta:creation-date>
    <meta:editing-duration>PT3M3S</meta:editing-duration>
    <meta:editing-cycles>2</meta:editing-cycles>
    <meta:generator>LibreOffice/26.2.2.2$Linux_X86_64 LibreOffice_project/620$Build-2</meta:generator>
    <dc:date>2026-04-16T17:08:51.864073173</dc:date>
    <meta:document-statistic meta:object-count="36"/>
  </office:meta>
</office:document-meta>
</file>